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91E000008716FC319F9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omyślnie">
        <office:forms form:automatic-focus="false" form:apply-design-mode="false"/>
        <draw:frame draw:style-name="gr1" draw:text-style-name="P1" draw:layer="layout" svg:width="36.5cm" svg:height="33.793cm" svg:x="1cm" svg:y="-5cm">
          <draw:image xlink:href="Pictures/100000000000091E000008716FC319F9.gif" xlink:type="simple" xlink:show="embed" xlink:actuate="onLoad">
            <text:p/>
          </draw:image>
        </draw:frame>
      </draw:page>
      <draw:page draw:name="page2" draw:style-name="dp1" draw:master-page-name="Domyślnie">
        <office:forms form:automatic-focus="false" form:apply-design-mode="false"/>
        <draw:frame draw:style-name="gr1" draw:text-style-name="P1" draw:layer="layout" svg:width="36.5cm" svg:height="33.793cm" svg:x="-7.5cm" svg:y="0.707cm">
          <draw:image xlink:href="Pictures/100000000000091E000008716FC319F9.gif" xlink:type="simple" xlink:show="embed" xlink:actuate="onLoad">
            <text:p/>
          </draw:image>
        </draw:frame>
      </draw:page>
      <draw:page draw:name="page3" draw:style-name="dp1" draw:master-page-name="Domyślnie">
        <office:forms form:automatic-focus="false" form:apply-design-mode="false"/>
        <draw:frame draw:style-name="gr1" draw:text-style-name="P1" draw:layer="layout" svg:width="36.5cm" svg:height="33.793cm" svg:x="-17cm" svg:y="-5.293cm">
          <draw:image xlink:href="Pictures/100000000000091E000008716FC319F9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pl" style:country-asian="PL" style:font-family-complex="'DejaVu Sans'" style:font-family-generic-complex="system" style:font-pitch-complex="variable" style:font-size-complex="24pt" style:language-complex="pl" style:country-complex="P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8-23T15:45:12</meta:creation-date>
    <dc:date>2006-08-23T15:53:08</dc:date>
    <dc:language>pl-PL</dc:language>
    <meta:editing-cycles>2</meta:editing-cycles>
    <meta:editing-duration>PT8M1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